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2B00000252A711AEDF1C37B16D.jpg" manifest:media-type="image/jpeg"/>
  <manifest:file-entry manifest:full-path="Pictures/100000000000042B0000025293DAD974E062EE1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9.033cm" svg:height="5.028cm" svg:x="10.623cm" svg:y="1.072cm">
          <draw:image xlink:href="Pictures/100000000000042B00000252A711AEDF1C37B16D.jpg" xlink:type="simple" xlink:show="embed" xlink:actuate="onLoad" draw:mime-type="image/jpeg">
            <text:p/>
          </draw:image>
        </draw:frame>
        <draw:frame draw:style-name="gr1" draw:text-style-name="P1" draw:layer="layout" svg:width="9.033cm" svg:height="5.028cm" svg:x="1.567cm" svg:y="6.1cm">
          <draw:image xlink:href="Pictures/100000000000042B00000252A711AEDF1C37B16D.jpg" xlink:type="simple" xlink:show="embed" xlink:actuate="onLoad" draw:mime-type="image/jpeg">
            <text:p/>
          </draw:image>
        </draw:frame>
        <draw:frame draw:style-name="gr1" draw:text-style-name="P1" draw:layer="layout" svg:width="9.033cm" svg:height="5.028cm" svg:x="10.6cm" svg:y="6.1cm">
          <draw:image xlink:href="Pictures/100000000000042B00000252A711AEDF1C37B16D.jpg" xlink:type="simple" xlink:show="embed" xlink:actuate="onLoad" draw:mime-type="image/jpeg">
            <text:p/>
          </draw:image>
        </draw:frame>
        <draw:frame draw:style-name="gr1" draw:text-style-name="P1" draw:layer="layout" svg:width="9.03cm" svg:height="5.025cm" svg:x="1.568cm" svg:y="1.073cm">
          <draw:image xlink:href="Pictures/100000000000042B0000025293DAD974E062EE1B.jpg" xlink:type="simple" xlink:show="embed" xlink:actuate="onLoad" draw:mime-type="image/jpeg">
            <text:p/>
          </draw:image>
        </draw:frame>
        <draw:frame draw:style-name="gr1" draw:text-style-name="P1" draw:layer="layout" svg:width="9.028cm" svg:height="5.023cm" svg:x="10.626cm" svg:y="1.074cm">
          <draw:image xlink:href="Pictures/100000000000042B0000025293DAD974E062EE1B.jpg" xlink:type="simple" xlink:show="embed" xlink:actuate="onLoad" draw:mime-type="image/jpeg">
            <text:p/>
          </draw:image>
        </draw:frame>
        <draw:frame draw:style-name="gr1" draw:text-style-name="P1" draw:layer="layout" svg:width="9.028cm" svg:height="5.023cm" svg:x="1.57cm" svg:y="6.102cm">
          <draw:image xlink:href="Pictures/100000000000042B0000025293DAD974E062EE1B.jpg" xlink:type="simple" xlink:show="embed" xlink:actuate="onLoad" draw:mime-type="image/jpeg">
            <text:p/>
          </draw:image>
        </draw:frame>
        <draw:frame draw:style-name="gr1" draw:text-style-name="P1" draw:layer="layout" svg:width="9.028cm" svg:height="5.023cm" svg:x="10.631cm" svg:y="6.101cm">
          <draw:image xlink:href="Pictures/100000000000042B0000025293DAD974E062EE1B.jpg" xlink:type="simple" xlink:show="embed" xlink:actuate="onLoad" draw:mime-type="image/jpeg">
            <text:p/>
          </draw:image>
        </draw:frame>
        <draw:frame draw:style-name="gr1" draw:text-style-name="P1" draw:layer="layout" svg:width="9.028cm" svg:height="5.023cm" svg:x="1.571cm" svg:y="11.131cm">
          <draw:image xlink:href="Pictures/100000000000042B0000025293DAD974E062EE1B.jpg" xlink:type="simple" xlink:show="embed" xlink:actuate="onLoad" draw:mime-type="image/jpeg">
            <text:p/>
          </draw:image>
        </draw:frame>
        <draw:frame draw:style-name="gr1" draw:text-style-name="P1" draw:layer="layout" svg:width="9.028cm" svg:height="5.023cm" svg:x="10.631cm" svg:y="11.131cm">
          <draw:image xlink:href="Pictures/100000000000042B0000025293DAD974E062EE1B.jpg" xlink:type="simple" xlink:show="embed" xlink:actuate="onLoad" draw:mime-type="image/jpeg">
            <text:p/>
          </draw:image>
        </draw:frame>
        <draw:frame draw:style-name="gr1" draw:text-style-name="P1" draw:layer="layout" svg:width="9.028cm" svg:height="5.023cm" svg:x="1.571cm" svg:y="16.161cm">
          <draw:image xlink:href="Pictures/100000000000042B0000025293DAD974E062EE1B.jpg" xlink:type="simple" xlink:show="embed" xlink:actuate="onLoad" draw:mime-type="image/jpeg">
            <text:p/>
          </draw:image>
        </draw:frame>
        <draw:frame draw:style-name="gr1" draw:text-style-name="P1" draw:layer="layout" svg:width="9.028cm" svg:height="5.023cm" svg:x="10.631cm" svg:y="16.161cm">
          <draw:image xlink:href="Pictures/100000000000042B0000025293DAD974E062EE1B.jpg" xlink:type="simple" xlink:show="embed" xlink:actuate="onLoad" draw:mime-type="image/jpeg">
            <text:p/>
          </draw:image>
        </draw:frame>
        <draw:frame draw:style-name="gr1" draw:text-style-name="P1" draw:layer="layout" svg:width="9.028cm" svg:height="5.023cm" svg:x="1.571cm" svg:y="21.191cm">
          <draw:image xlink:href="Pictures/100000000000042B0000025293DAD974E062EE1B.jpg" xlink:type="simple" xlink:show="embed" xlink:actuate="onLoad" draw:mime-type="image/jpeg">
            <text:p/>
          </draw:image>
        </draw:frame>
        <draw:frame draw:style-name="gr1" draw:text-style-name="P1" draw:layer="layout" svg:width="9.028cm" svg:height="5.023cm" svg:x="10.631cm" svg:y="21.191cm">
          <draw:image xlink:href="Pictures/100000000000042B0000025293DAD974E062EE1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print-date>2021-01-29T11:47:52.509000000</meta:print-date>
    <dc:date>2022-12-09T13:42:01.951000000</dc:date>
    <meta:editing-duration>PT1H6S</meta:editing-duration>
    <meta:editing-cycles>7</meta:editing-cycles>
    <meta:generator>LibreOffice/7.4.2.3$Windows_X86_64 LibreOffice_project/382eef1f22670f7f4118c8c2dd222ec7ad009daf</meta:generator>
    <meta:document-statistic meta:object-count="13"/>
  </office:meta>
</office:document-meta>
</file>